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2" table:default-cell-style-name="ce9"/>
        <table:table-column table:style-name="co5" table:number-columns-repeated="2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 table:number-rows-repeated="3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22]" office:value-type="float" office:value="5056894913">
            <text:p>5,056,894,913</text:p>
          </table:table-cell>
          <table:table-cell table:style-name="ce2" table:formula="of:=[.L22]" office:value-type="float" office:value="5056896530">
            <text:p>5,056,896,53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056894913">
            <text:p>5,056,894,913.00</text:p>
          </table:table-cell>
          <table:table-cell office:value-type="float" office:value="5056896530">
            <text:p>5,056,896,530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367077.8">
            <text:p>367,077.8000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2]/[.B5]" office:value-type="percentage" office:value="1">
            <text:p>100.00%</text:p>
          </table:table-cell>
          <table:table-cell table:style-name="ce4" table:formula="of:=[.L22]/[.C5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min.RMSE.fit:glb_fin_mdl</text:p>
          </table:table-cell>
          <table:table-cell office:value-type="float" office:value="367029">
            <text:p>367,029.000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R.sq.OOB:glb_sel_mdl</text:p>
          </table:table-cell>
          <table:table-cell table:style-name="ce22" office:value-type="float" office:value="0.0002229337">
            <text:p>0.0002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dj.R.sq.fit:glb_fin_mdl</text:p>
          </table:table-cell>
          <table:table-cell office:value-type="float" office:value="0.0001303962">
            <text:p>0.0001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</text:span><text:span text:style-name="T1">w</text:span><text:span text:style-name="T2">(Console)</text:span></text:p>
          </table:table-cell>
          <table:table-cell table:style-name="ce6" office:value-type="float" office:value="61.323">
            <text:p>61.32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5]/[.B$5]" office:value-type="percentage" office:value="1">
            <text:p>100.00%</text:p>
          </table:table-cell>
          <table:table-cell table:style-name="ce4" table:formula="of:=[.C$5]/[.C$5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9:.K21])" office:value-type="float" office:value="5056894913">
            <text:p>5,056,894,913.00</text:p>
          </table:table-cell>
          <table:table-cell table:style-name="ce16" table:formula="of:=SUM([.L9:.L21])" office:value-type="float" office:value="5056896530">
            <text:p>5,056,896,53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552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1/04/2016</text:date>, <text:time>11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2_Classic_Edition$Unix OpenOffice.org_project/Patch 0</meta:generator>
    <dc:date>2016-01-04T11:34:51</dc:date>
    <dc:creator>Balaji Iyengar</dc:creator>
    <meta:editing-duration>PT1683H43M30S</meta:editing-duration>
    <meta:editing-cycles>482</meta:editing-cycles>
    <meta:document-statistic meta:table-count="3" meta:cell-count="291" meta:object-count="0"/>
    <meta:user-defined meta:name=""/>
  </office:meta>
</office:document-meta>
</file>